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11.62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10.71cm"/>
    </style:style>
    <style:style style:name="co16" style:family="table-column">
      <style:table-column-properties fo:break-before="auto" style:column-width="5.445cm"/>
    </style:style>
    <style:style style:name="co17" style:family="table-column">
      <style:table-column-properties fo:break-before="auto" style:column-width="3.358cm"/>
    </style:style>
    <style:style style:name="co18" style:family="table-column">
      <style:table-column-properties fo:break-before="auto" style:column-width="10.0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IDEA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Calibri" style:font-name-complex="Calibri"/>
    </style:style>
    <style:style style:name="ce10" style:family="table-cell" style:parent-style-name="Default">
      <style:text-properties style:use-window-font-color="true" style:font-name="Calibri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ASE DE DATOS (Cada 100g o unidad del producto)</text:p>
          </table:table-cell>
          <table:covered-table-cell table:number-columns-repeated="7" table:style-name="ce4"/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1" table:number-rows-spanned="1">
            <text:p>CARNES</text:p>
          </table:table-cell>
          <table:covered-table-cell table:number-columns-repeated="8" table:style-name="ce4"/>
          <table:covered-table-cell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 table:style-name="ce6" office:value-type="string" calcext:value-type="string">
            <text:p>CARNES</text:p>
          </table:table-cell>
          <table:table-cell table:style-name="ce6" office:value-type="string" calcext:value-type="string">
            <text:p>VERDURAS</text:p>
          </table:table-cell>
          <table:table-cell table:style-name="ce6" office:value-type="string" calcext:value-type="string">
            <text:p>PESCADOS / MARISCOS / ENLATADOS / CONSERVAS</text:p>
          </table:table-cell>
          <table:table-cell table:style-name="ce6" office:value-type="string" calcext:value-type="string">
            <text:p>CEREALES</text:p>
          </table:table-cell>
          <table:table-cell table:style-name="ce6" office:value-type="string" calcext:value-type="string">
            <text:p>PASTA / ARROZ</text:p>
          </table:table-cell>
          <table:table-cell table:style-name="ce9" office:value-type="string" calcext:value-type="string">
            <text:p>LACTEOS / YOGURES / QUESOS</text:p>
          </table:table-cell>
          <table:table-cell table:style-name="ce9" office:value-type="string" calcext:value-type="string">
            <text:p>FRUTA</text:p>
          </table:table-cell>
          <table:table-cell table:style-name="ce6" office:value-type="string" calcext:value-type="string">
            <text:p>FRUTOS SECOS</text:p>
          </table:table-cell>
          <table:table-cell office:value-type="string" calcext:value-type="string">
            <text:p>LEGUMBRES</text:p>
          </table:table-cell>
          <table:table-cell office:value-type="string" calcext:value-type="string">
            <text:p>SALSAS / CONDIMENTOS</text:p>
          </table:table-cell>
          <table:table-cell table:style-name="ce10" office:value-type="string" calcext:value-type="string">
            <text:p>FIAMBRES</text:p>
          </table:table-cell>
          <table:table-cell table:style-name="ce6" office:value-type="string" calcext:value-type="string">
            <text:p>PAN / PAN DE MOLDE / TOSTADAS / SIMILARES</text:p>
          </table:table-cell>
          <table:table-cell table:style-name="ce6" office:value-type="string" calcext:value-type="string">
            <text:p>HUEVOS Y DERIVADOS</text:p>
          </table:table-cell>
          <table:table-cell table:style-name="ce6" office:value-type="string" calcext:value-type="string">
            <text:p>SUPLEMENTOS / BEBIDAS / COSAS ESPECIALES</text:p>
          </table:table-cell>
          <table:table-cell table:style-name="ce9" office:value-type="string" calcext:value-type="string">
            <text:p>TUBERCULOS</text:p>
          </table:table-cell>
          <table:table-cell table:style-name="ce6" office:value-type="string" calcext:value-type="string">
            <text:p>OTRO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9.6" calcext:value-type="float">
            <text:p>19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lete de pavo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mo de cerdo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ernera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ejo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0.8" calcext:value-type="float">
            <text:p>2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rdiz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tramuslo de pollo (sin piel)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itas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mburguesa de pollo (tipo Meatprotein)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1.6" calcext:value-type="float">
            <text:p>21,6</text:p>
          </table:table-cell>
          <table:table-cell office:value-type="float" office:value="2.9" calcext:value-type="float">
            <text:p>2,9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mburguesa de ternera (tipo Meatprotein)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2.2" calcext:value-type="float">
            <text:p>22,2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rpaccioTernera (hacendado, sin salsa)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.6" calcext:value-type="float">
            <text:p>22,6</text:p>
          </table:table-cell>
          <table:table-cell office:value-type="float" office:value="1.8" calcext:value-type="float">
            <text:p>1,8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,9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uletas de cordero (pierna)</text:p>
          </table:table-cell>
          <table:table-cell office:value-type="float" office:value="100" calcext:value-type="float">
            <text:p>100</text:p>
          </table:table-cell>
          <table:table-cell office:value-type="float" office:value="386" calcext:value-type="float">
            <text:p>386</text:p>
          </table:table-cell>
          <table:table-cell office:value-type="float" office:value="14.7" calcext:value-type="float">
            <text:p>14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,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igado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igado de ternera 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,9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llejas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itas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100" calcext:value-type="float">
            <text:p>100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1" table:number-rows-spanned="1">
            <text:p>VERDURAS</text:p>
          </table:table-cell>
          <table:covered-table-cell table:number-columns-repeated="8" table:style-name="ce4"/>
          <table:covered-table-cell table:number-columns-repeated="2"/>
          <table:table-cell table:number-columns-repeated="6"/>
          <table:table-cell table:style-name="ce7"/>
          <table:table-cell table:number-columns-repeated="1006"/>
        </table:table-row>
        <table:table-row table:style-name="ro1">
          <table:table-cell office:value-type="string" calcext:value-type="string">
            <text:p>Tomate seco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9.1" calcext:value-type="float">
            <text:p>9,1</text:p>
          </table:table-cell>
          <table:table-cell office:value-type="float" office:value="39.8" calcext:value-type="float">
            <text:p>39,8</text:p>
          </table:table-cell>
          <table:table-cell office:value-type="float" office:value="22.2" calcext:value-type="float">
            <text:p>22,2</text:p>
          </table:table-cell>
          <table:table-cell office:value-type="float" office:value="8.2" calcext:value-type="float">
            <text:p>8,2</text:p>
          </table:table-cell>
          <table:table-cell office:value-type="float" office:value="1.3" calcext:value-type="float">
            <text:p>1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7"/>
          <table:table-cell table:style-name="ce7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1" table:number-rows-spanned="1">
            <text:p>PESCADOS / MARISCOS / ENLATADOS / CONSERVAS</text:p>
          </table:table-cell>
          <table:covered-table-cell table:number-columns-repeated="8" table:style-name="ce4"/>
          <table:covered-table-cell table:number-columns-repeated="2"/>
          <table:table-cell table:number-columns-repeated="6"/>
          <table:table-cell table:style-name="ce7"/>
          <table:table-cell table:number-columns-repeated="1006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 table:number-columns-repeated="2"/>
          <table:table-cell table:style-name="ce7"/>
          <table:table-cell table:number-columns-repeated="1006"/>
        </table:table-row>
        <table:table-row table:style-name="ro1">
          <table:table-cell office:value-type="string" calcext:value-type="string">
            <text:p>Pescado azul a elegir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scado blanco a elegir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pia / Calamar / Pulpo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mbas (ya peladas)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jillon al natural (lata)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.2" calcext:value-type="float">
            <text:p>10,2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" calcext:value-type="float">
            <text:p>2,3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jillon en escabeche (lata)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erberechos (lata)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.4" calcext:value-type="float">
            <text:p>10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tun en lata al natural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.4" calcext:value-type="float">
            <text:p>14,4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balla en conserva con tomate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4.4" calcext:value-type="float">
            <text:p>14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rdinas en conserva con tomate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office:value-type="float" office:value="2.83" calcext:value-type="float">
            <text:p>2,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mejones (en lats)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7" calcext:value-type="float">
            <text:p>13,7</text:p>
          </table:table-cell>
          <table:table-cell office:value-type="float" office:value="1.89" calcext:value-type="float">
            <text:p>1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oqueron en vinagre (escurrido)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.4" calcext:value-type="float">
            <text:p>11,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,26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choa en AOVE (escurrido)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.41" calcext:value-type="float">
            <text:p>7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6" calcext:value-type="float">
            <text:p>3,76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luza en lat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.6" calcext:value-type="float">
            <text:p>12,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3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1" table:number-rows-spanned="1">
            <text:p>CEREALES</text:p>
          </table:table-cell>
          <table:covered-table-cell table:number-columns-repeated="8" table:style-name="ce4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office:value-type="string" calcext:value-type="string">
            <text:p>KC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Corn flakes</text:p>
          </table:table-cell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6.3" calcext:value-type="float">
            <text:p>6,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pos de espelta</text:p>
          </table:table-cell>
          <table:table-cell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  <table:table-cell office:value-type="float" office:value="14.6" calcext:value-type="float">
            <text:p>14,6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office:value-type="float" office:value="8.8" calcext:value-type="float">
            <text:p>8,8</text:p>
          </table:table-cell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arina de avena (sabores)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11.3" calcext:value-type="float">
            <text:p>11,3</text:p>
          </table:table-cell>
          <table:table-cell office:value-type="float" office:value="62.5" calcext:value-type="float">
            <text:p>62,5</text:p>
          </table:table-cell>
          <table:table-cell office:value-type="float" office:value="0.3" calcext:value-type="float">
            <text:p>0,3</text:p>
          </table:table-cell>
          <table:table-cell office:value-type="float" office:value="11.8" calcext:value-type="float">
            <text:p>11,8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pos de avena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el pops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.6" calcext:value-type="float">
            <text:p>5,6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macks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9.1" calcext:value-type="float">
            <text:p>9,1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uesli con frutos secos</text:p>
          </table:table-cell>
          <table:table-cell office:value-type="float" office:value="100" calcext:value-type="float">
            <text:p>10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uesli crujiente</text:p>
          </table:table-cell>
          <table:table-cell office:value-type="float" office:value="100" calcext:value-type="float">
            <text:p>100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inflado con chocolate</text:p>
          </table:table-cell>
          <table:table-cell office:value-type="float" office:value="100" calcext:value-type="float">
            <text:p>100</text:p>
          </table:table-cell>
          <table:table-cell office:value-type="float" office:value="395" calcext:value-type="float">
            <text:p>395</text:p>
          </table:table-cell>
          <table:table-cell office:value-type="float" office:value="5.5" calcext:value-type="float">
            <text:p>5,5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inflado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7.9" calcext:value-type="float">
            <text:p>7,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ema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pilla multicereales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ereales crujeintes de avena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erios (nestle)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office:value-type="float" office:value="79.2" calcext:value-type="float">
            <text:p>79,2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el nut corn flakes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409" calcext:value-type="float">
            <text:p>409</text:p>
          </table:table-cell>
          <table:table-cell office:value-type="float" office:value="8.5" calcext:value-type="float">
            <text:p>8,5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office:value-type="float" office:value="5.1" calcext:value-type="float">
            <text:p>5,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lleta marbu centeno (artiach)</text:p>
          </table:table-cell>
          <table:table-cell office:value-type="float" office:value="100" calcext:value-type="float">
            <text:p>100</text:p>
          </table:table-cell>
          <table:table-cell office:value-type="float" office:value="441" calcext:value-type="float">
            <text:p>441</text:p>
          </table:table-cell>
          <table:table-cell office:value-type="float" office:value="6.2" calcext:value-type="float">
            <text:p>6,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1" table:number-rows-spanned="1">
            <text:p>PASTA / ARROZ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Arroz basmati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blanco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8.2" calcext:value-type="float">
            <text:p>8,2</text:p>
          </table:table-cell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odles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6.4" calcext:value-type="float">
            <text:p>6,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mola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8.4" calcext:value-type="float">
            <text:p>8,4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paguetti integral</text:p>
          </table:table-cell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ideo integrales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strellitas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iburones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élices vegetales</text:p>
          </table:table-cell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lices de lenteja</text:p>
          </table:table-cell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,2</text:p>
          </table:table-cell>
          <table:table-cell office:value-type="float" office:value="7.6" calcext:value-type="float">
            <text:p>7,6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de garbanzo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de guisante</text:p>
          </table:table-cell>
          <table:table-cell office:value-type="float" office:value="100" calcext:value-type="float">
            <text:p>100</text:p>
          </table:table-cell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9.3" calcext:value-type="float">
            <text:p>9,3</text:p>
          </table:table-cell>
          <table:table-cell office:value-type="float" office:value="2.6" calcext:value-type="float">
            <text:p>2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us cous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boule Oriental (ya cocinado)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4.7" calcext:value-type="float">
            <text:p>4,7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,3</text:p>
          </table:table-cell>
          <table:table-cell office:value-type="float" office:value="4.7" calcext:value-type="float">
            <text:p>4,7</text:p>
          </table:table-cell>
          <table:table-cell office:value-type="float" office:value="6.8" calcext:value-type="float">
            <text:p>6,8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arroz basmati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5.1" calcext:value-type="float">
            <text:p>5,1</text:p>
          </table:table-cell>
          <table:table-cell office:value-type="float" office:value="43.8" calcext:value-type="float">
            <text:p>43,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3.6" calcext:value-type="float">
            <text:p>3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arroz blanco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.3" calcext:value-type="float">
            <text:p>1,3</text:p>
          </table:table-cell>
          <table:table-cell office:value-type="float" office:value="2.4" calcext:value-type="float">
            <text:p>2,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arroz con quinoa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7.75" calcext:value-type="float">
            <text:p>7,75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,5</text:p>
          </table:table-cell>
          <table:table-cell office:value-type="float" office:value="7.75" calcext:value-type="float">
            <text:p>7,75</text:p>
          </table:table-cell>
          <table:table-cell office:value-type="float" office:value="5.4" calcext:value-type="float">
            <text:p>5,4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de quinoa blanca y roja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5.6" calcext:value-type="float">
            <text:p>5,6</text:p>
          </table:table-cell>
          <table:table-cell office:value-type="float" office:value="24.5" calcext:value-type="float">
            <text:p>24,5</text:p>
          </table:table-cell>
          <table:table-cell office:value-type="float" office:value="0.88" calcext:value-type="float">
            <text:p>0,88</text:p>
          </table:table-cell>
          <table:table-cell office:value-type="float" office:value="5.1" calcext:value-type="float">
            <text:p>5,1</text:p>
          </table:table-cell>
          <table:table-cell office:value-type="float" office:value="2.75" calcext:value-type="float">
            <text:p>2,7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Vasito bulgur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6.6" calcext:value-type="float">
            <text:p>6,6</text:p>
          </table:table-cell>
          <table:table-cell office:value-type="float" office:value="32.5" calcext:value-type="float">
            <text:p>32,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carrones de Lentejas y zanahoria (Legumio, 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float" office:value="55.6" calcext:value-type="float">
            <text:p>55,6</text:p>
          </table:table-cell>
          <table:table-cell office:value-type="float" office:value="2.4" calcext:value-type="float">
            <text:p>2,4</text:p>
          </table:table-cell>
          <table:table-cell office:value-type="float" office:value="8.2" calcext:value-type="float">
            <text:p>8,2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integral espelta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sta de trigo sarracenao</text:p>
          </table:table-cell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float" office:value="4.5" calcext:value-type="float">
            <text:p>4,5</text:p>
          </table:table-cell>
          <table:table-cell office:value-type="float" office:value="2.9" calcext:value-type="float">
            <text:p>2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1" table:number-rows-spanned="1">
            <text:p>LACTEOS / YOGURES / QUESO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Yogur "+ proteina"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"+ proteina" (NO refrigerado)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"+ proteina" (refrigerado)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lan proteico (carrefour)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.7" calcext:value-type="float">
            <text:p>6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illa "+ proteina"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usse "+ proteina"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"+ proteina"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snatada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entera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arroz (alpro)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1" calcext:value-type="float">
            <text:p>0,1</text:p>
          </table:table-cell>
          <table:table-cell office:value-type="float" office:value="9.8" calcext:value-type="float">
            <text:p>9,8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avena ZERO (Milbona)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soja ZERO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de almendras ZERO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resco batido 0%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quark light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quar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fir natural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3.9" calcext:value-type="float">
            <text:p>3,9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efir ZERO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office:value-type="float" office:value="4.8" calcext:value-type="float">
            <text:p>4,8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natural 0%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griego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,8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griego light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de rulo de cabra</text:p>
          </table:table-cell>
          <table:table-cell office:value-type="float" office:value="100" calcext:value-type="float">
            <text:p>100</text:p>
          </table:table-cell>
          <table:table-cell office:value-type="float" office:value="335" calcext:value-type="float">
            <text:p>33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office:value-type="float" office:value="21.1" calcext:value-type="float">
            <text:p>21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curado de cuña (mezcla)</text:p>
          </table:table-cell>
          <table:table-cell office:value-type="float" office:value="100" calcext:value-type="float">
            <text:p>100</text:p>
          </table:table-cell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rallado mozzarella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rallado light proteico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havarti light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resco tipo burgos (tarrina pequeña)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resco light burgos (tarrina pequea)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fetta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,2</text:p>
          </table:table-cell>
          <table:table-cell office:value-type="float" office:value="16.4" calcext:value-type="float">
            <text:p>16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zzarella light 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ozzarella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rmesano</text:p>
          </table:table-cell>
          <table:table-cell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urrata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cottage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cottage light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iladelphia proteica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7.7" calcext:value-type="float">
            <text:p>7,7</text:p>
          </table:table-cell>
          <table:table-cell table:number-columns-repeated="2"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so de untar Eat Lean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hiladelphia light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5.9" calcext:value-type="float">
            <text:p>5,9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de soja sin azucar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rroz con leche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3.6" calcext:value-type="float">
            <text:p>3,6</text:p>
          </table:table-cell>
          <table:table-cell office:value-type="float" office:value="27.8" calcext:value-type="float">
            <text:p>27,8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savia natural (Danone)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office:value-type="float" office:value="2.9" calcext:value-type="float">
            <text:p>2,9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alpro de coco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tequilla light</text:p>
          </table:table-cell>
          <table:table-cell office:value-type="float" office:value="100" calcext:value-type="float">
            <text:p>100</text:p>
          </table:table-cell>
          <table:table-cell office:value-type="float" office:value="394" calcext:value-type="float">
            <text:p>394</text:p>
          </table:table-cell>
          <table:table-cell office:value-type="float" office:value="0.2" calcext:value-type="float">
            <text:p>0,2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.7" calcext:value-type="float">
            <text:p>25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bebido 0%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rchata S/A añadidos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,6</text:p>
          </table:table-cell>
          <table:table-cell office:value-type="float" office:value="3.5" calcext:value-type="float">
            <text:p>3,5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office:value-type="float" office:value="2.5" calcext:value-type="float">
            <text:p>2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orchata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.6" calcext:value-type="float">
            <text:p>0,6</text:p>
          </table:table-cell>
          <table:table-cell office:value-type="float" office:value="14.7" calcext:value-type="float">
            <text:p>14,7</text:p>
          </table:table-cell>
          <table:table-cell office:value-type="float" office:value="13.7" calcext:value-type="float">
            <text:p>13,7</text:p>
          </table:table-cell>
          <table:table-cell office:value-type="float" office:value="0.4" calcext:value-type="float">
            <text:p>0,4</text:p>
          </table:table-cell>
          <table:table-cell office:value-type="float" office:value="2.5" calcext:value-type="float">
            <text:p>2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yr natural (LIDL)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kyr de sabores (LIDL)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.3" calcext:value-type="float">
            <text:p>13,3</text:p>
          </table:table-cell>
          <table:table-cell office:value-type="float" office:value="6.9" calcext:value-type="float">
            <text:p>6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eesecake (Granja Rinya, 180g)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12.6" calcext:value-type="float">
            <text:p>12,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de chocolate (90% leche)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tido de fresa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natural de oveja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.4" calcext:value-type="float">
            <text:p>5,4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Yogur lindahls stracciatella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dding proteico (Ehrmann)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udding proteico (Valio)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9.8" calcext:value-type="float">
            <text:p>19,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a de cocina light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ta vegana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.8" calcext:value-type="float">
            <text:p>1,8</text:p>
          </table:table-cell>
          <table:table-cell office:value-type="float" office:value="6.3" calcext:value-type="float">
            <text:p>6,3</text:p>
          </table:table-cell>
          <table:table-cell office:value-type="float" office:value="3.8" calcext:value-type="float">
            <text:p>3,8</text:p>
          </table:table-cell>
          <table:table-cell office:value-type="float" office:value="0.2" calcext:value-type="float">
            <text:p>0,2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uajada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1" table:number-rows-spanned="1">
            <text:p>FRUTA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Platano (M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,3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2.6" calcext:value-type="float">
            <text:p>2,6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aranja (L)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office:value-type="float" office:value="21" calcext:value-type="float">
            <text:p>21</text:p>
          </table:table-cell>
          <table:table-cell office:value-type="float" office:value="17.2" calcext:value-type="float">
            <text:p>17,2</text:p>
          </table:table-cell>
          <table:table-cell office:value-type="float" office:value="4.4" calcext:value-type="float">
            <text:p>4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arina (S)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9.2" calcext:value-type="float">
            <text:p>9,2</text:p>
          </table:table-cell>
          <table:table-cell office:value-type="float" office:value="4.5" calcext:value-type="float">
            <text:p>4,5</text:p>
          </table:table-cell>
          <table:table-cell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qui (L)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.3" calcext:value-type="float">
            <text:p>42,3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ra (L)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ra (S)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2.5" calcext:value-type="float">
            <text:p>2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zana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,3</text:p>
          </table:table-cell>
          <table:table-cell office:value-type="float" office:value="19.6" calcext:value-type="float">
            <text:p>19,6</text:p>
          </table:table-cell>
          <table:table-cell office:value-type="float" office:value="14.3" calcext:value-type="float">
            <text:p>14,3</text:p>
          </table:table-cell>
          <table:table-cell office:value-type="float" office:value="3.3" calcext:value-type="float">
            <text:p>3,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va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,7</text:p>
          </table:table-cell>
          <table:table-cell office:value-type="float" office:value="18.1" calcext:value-type="float">
            <text:p>18,1</text:p>
          </table:table-cell>
          <table:table-cell office:value-type="float" office:value="15.4" calcext:value-type="float">
            <text:p>15,4</text:p>
          </table:table-cell>
          <table:table-cell office:value-type="float" office:value="0.9" calcext:value-type="float">
            <text:p>0,9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utos rojos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.2" calcext:value-type="float">
            <text:p>1,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ndia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office:value-type="float" office:value="7.5" calcext:value-type="float">
            <text:p>7,5</text:p>
          </table:table-cell>
          <table:table-cell office:value-type="float" office:value="6.2" calcext:value-type="float">
            <text:p>6,2</text:p>
          </table:table-cell>
          <table:table-cell office:value-type="float" office:value="0.4" calcext:value-type="float">
            <text:p>0,4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office:value-type="float" office:value="8.15" calcext:value-type="float">
            <text:p>8,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locoton (L)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.43" calcext:value-type="float">
            <text:p>1,43</text:p>
          </table:table-cell>
          <table:table-cell office:value-type="float" office:value="15" calcext:value-type="float">
            <text:p>15</text:p>
          </table:table-cell>
          <table:table-cell office:value-type="float" office:value="13.7" calcext:value-type="float">
            <text:p>13,7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.42" calcext:value-type="float">
            <text:p>1,42</text:p>
          </table:table-cell>
          <table:table-cell office:value-type="float" office:value="18.32" calcext:value-type="float">
            <text:p>18,32</text:p>
          </table:table-cell>
          <table:table-cell office:value-type="float" office:value="11.2" calcext:value-type="float">
            <text:p>11,2</text:p>
          </table:table-cell>
          <table:table-cell office:value-type="float" office:value="3.8" calcext:value-type="float">
            <text:p>3,8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ña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10.2" calcext:value-type="float">
            <text:p>10,2</text:p>
          </table:table-cell>
          <table:table-cell office:value-type="float" office:value="9.8" calcext:value-type="float">
            <text:p>9,8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Dátil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rejones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3.7" calcext:value-type="float">
            <text:p>3,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,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otito pure de frutas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.8" calcext:value-type="float">
            <text:p>1,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,8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via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,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1" table:number-rows-spanned="1">
            <text:p>FRUTOS SECO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Mixbeans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42.2" calcext:value-type="float">
            <text:p>42,2</text:p>
          </table:table-cell>
          <table:table-cell office:value-type="float" office:value="8.3" calcext:value-type="float">
            <text:p>8,3</text:p>
          </table:table-cell>
          <table:table-cell office:value-type="float" office:value="5.8" calcext:value-type="float">
            <text:p>5,8</text:p>
          </table:table-cell>
          <table:table-cell office:value-type="float" office:value="18.6" calcext:value-type="float">
            <text:p>18,6</text:p>
          </table:table-cell>
          <table:table-cell office:value-type="float" office:value="20.1" calcext:value-type="float">
            <text:p>2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co rallado 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7.9" calcext:value-type="float">
            <text:p>7,9</text:p>
          </table:table-cell>
          <table:table-cell office:value-type="float" office:value="8.9" calcext:value-type="float">
            <text:p>8,9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acahuetes / Peanut butter (100%)</text:p>
          </table:table-cell>
          <table:table-cell office:value-type="float" office:value="100" calcext:value-type="float">
            <text:p>100</text:p>
          </table:table-cell>
          <table:table-cell office:value-type="float" office:value="618" calcext:value-type="float">
            <text:p>6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,6</text:p>
          </table:table-cell>
          <table:table-cell office:value-type="float" office:value="9.9" calcext:value-type="float">
            <text:p>9,9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mendras / Almond butter (100%)</text:p>
          </table:table-cell>
          <table:table-cell office:value-type="float" office:value="100" calcext:value-type="float">
            <text:p>100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nacardos / Cashew butter (100%)</text:p>
          </table:table-cell>
          <table:table-cell office:value-type="float" office:value="100" calcext:value-type="float">
            <text:p>100</text:p>
          </table:table-cell>
          <table:table-cell office:value-type="float" office:value="604" calcext:value-type="float">
            <text:p>604</text:p>
          </table:table-cell>
          <table:table-cell office:value-type="float" office:value="21.9" calcext:value-type="float">
            <text:p>21,9</text:p>
          </table:table-cell>
          <table:table-cell office:value-type="float" office:value="19" calcext:value-type="float">
            <text:p>19</text:p>
          </table:table-cell>
          <table:table-cell office:value-type="float" office:value="7.7" calcext:value-type="float">
            <text:p>7,7</text:p>
          </table:table-cell>
          <table:table-cell office:value-type="float" office:value="3.6" calcext:value-type="float">
            <text:p>3,6</text:p>
          </table:table-cell>
          <table:table-cell office:value-type="float" office:value="48.2" calcext:value-type="float">
            <text:p>48,2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ema de pistacho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25.1" calcext:value-type="float">
            <text:p>25,1</text:p>
          </table:table-cell>
          <table:table-cell office:value-type="float" office:value="20.3" calcext:value-type="float">
            <text:p>20,3</text:p>
          </table:table-cell>
          <table:table-cell office:value-type="float" office:value="5.6" calcext:value-type="float">
            <text:p>5,6</text:p>
          </table:table-cell>
          <table:table-cell office:value-type="float" office:value="4.9" calcext:value-type="float">
            <text:p>4,9</text:p>
          </table:table-cell>
          <table:table-cell office:value-type="float" office:value="43.3" calcext:value-type="float">
            <text:p>43,3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</text:p>
          </table:table-cell>
          <table:table-cell office:value-type="float" office:value="100" calcext:value-type="float">
            <text:p>100</text:p>
          </table:table-cell>
          <table:table-cell office:value-type="float" office:value="716" calcext:value-type="float">
            <text:p>716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6.2" calcext:value-type="float">
            <text:p>6,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 de macadamia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  <table:table-cell office:value-type="float" office:value="8.6" calcext:value-type="float">
            <text:p>8,6</text:p>
          </table:table-cell>
          <table:table-cell office:value-type="float" office:value="5.8" calcext:value-type="float">
            <text:p>5,8</text:p>
          </table:table-cell>
          <table:table-cell office:value-type="float" office:value="3.5" calcext:value-type="float">
            <text:p>3,5</text:p>
          </table:table-cell>
          <table:table-cell office:value-type="float" office:value="6.3" calcext:value-type="float">
            <text:p>6,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stachos</text:p>
          </table:table-cell>
          <table:table-cell office:value-type="float" office:value="100" calcext:value-type="float">
            <text:p>100</text:p>
          </table:table-cell>
          <table:table-cell office:value-type="float" office:value="617" calcext:value-type="float">
            <text:p>6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office:value-type="float" office:value="8.9" calcext:value-type="float">
            <text:p>8,9</text:p>
          </table:table-cell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vellanas</text:p>
          </table:table-cell>
          <table:table-cell office:value-type="float" office:value="100" calcext:value-type="float">
            <text:p>100</text:p>
          </table:table-cell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.4" calcext:value-type="float">
            <text:p>9,4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emillas de calabaza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ñones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 de brasil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office:value-type="float" office:value="1.6" calcext:value-type="float">
            <text:p>1,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ueces pecan</text:p>
          </table:table-cell>
          <table:table-cell office:value-type="float" office:value="100" calcext:value-type="float">
            <text:p>100</text:p>
          </table:table-cell>
          <table:table-cell office:value-type="float" office:value="715" calcext:value-type="float">
            <text:p>715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,2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ahini (100%)</text:p>
          </table:table-cell>
          <table:table-cell office:value-type="float" office:value="100" calcext:value-type="float">
            <text:p>100</text:p>
          </table:table-cell>
          <table:table-cell office:value-type="float" office:value="710" calcext:value-type="float">
            <text:p>710</text:p>
          </table:table-cell>
          <table:table-cell office:value-type="float" office:value="24.9" calcext:value-type="float">
            <text:p>24,9</text:p>
          </table:table-cell>
          <table:table-cell office:value-type="float" office:value="3.2" calcext:value-type="float">
            <text:p>3,2</text:p>
          </table:table-cell>
          <table:table-cell office:value-type="float" office:value="1.4" calcext:value-type="float">
            <text:p>1,4</text:p>
          </table:table-cell>
          <table:table-cell office:value-type="float" office:value="3.4" calcext:value-type="float">
            <text:p>3,4</text:p>
          </table:table-cell>
          <table:table-cell office:value-type="float" office:value="65.6" calcext:value-type="float">
            <text:p>65,6</text:p>
          </table:table-cell>
          <table:table-cell office:value-type="float" office:value="10.1" calcext:value-type="float">
            <text:p>1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rbanzo tostado</text:p>
          </table:table-cell>
          <table:table-cell office:value-type="float" office:value="100" calcext:value-type="float">
            <text:p>100</text:p>
          </table:table-cell>
          <table:table-cell office:value-type="float" office:value="321" calcext:value-type="float">
            <text:p>321</text:p>
          </table:table-cell>
          <table:table-cell office:value-type="float" office:value="19.9" calcext:value-type="float">
            <text:p>19,9</text:p>
          </table:table-cell>
          <table:table-cell office:value-type="float" office:value="46.5" calcext:value-type="float">
            <text:p>46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1" table:number-rows-spanned="1">
            <text:p>LEGUMBRE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Guisantes (congelados)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rbanzos (jardinera / verduras)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5.2" calcext:value-type="float">
            <text:p>15,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.4" calcext:value-type="float">
            <text:p>8,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arbanzos (ya cocidos)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.4" calcext:value-type="float">
            <text:p>5,4</text:p>
          </table:table-cell>
          <table:table-cell office:value-type="float" office:value="13.8" calcext:value-type="float">
            <text:p>13,8</text:p>
          </table:table-cell>
          <table:table-cell office:value-type="float" office:value="1.7" calcext:value-type="float">
            <text:p>1,7</text:p>
          </table:table-cell>
          <table:table-cell office:value-type="float" office:value="4.2" calcext:value-type="float">
            <text:p>4,2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ntejas (jardinera / verduras)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15.8" calcext:value-type="float">
            <text:p>15,8</text:p>
          </table:table-cell>
          <table:table-cell office:value-type="float" office:value="33.2" calcext:value-type="float">
            <text:p>33,2</text:p>
          </table:table-cell>
          <table:table-cell office:value-type="float" office:value="6.2" calcext:value-type="float">
            <text:p>6,2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,4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ntejas (ya cocidas)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.2" calcext:value-type="float">
            <text:p>8,2</text:p>
          </table:table-cell>
          <table:table-cell office:value-type="float" office:value="10.7" calcext:value-type="float">
            <text:p>10,7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ubiras (jardinera <text:s/>/ verduras)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ubias (ya cocidas)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.8" calcext:value-type="float">
            <text:p>5,8</text:p>
          </table:table-cell>
          <table:table-cell office:value-type="float" office:value="10.7" calcext:value-type="float">
            <text:p>10,7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ked Beans (Heinz)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8.8" calcext:value-type="float">
            <text:p>18,8</text:p>
          </table:table-cell>
          <table:table-cell office:value-type="float" office:value="51.6" calcext:value-type="float">
            <text:p>51,6</text:p>
          </table:table-cell>
          <table:table-cell office:value-type="float" office:value="20" calcext:value-type="float">
            <text:p>20</text:p>
          </table:table-cell>
          <table:table-cell office:value-type="float" office:value="14.8" calcext:value-type="float">
            <text:p>14,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damame (con vaina)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5.2" calcext:value-type="float">
            <text:p>5,2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4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1" table:number-rows-spanned="1">
            <text:p>SALSAS / CONDIMENTO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Aguacate / Guacamole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.8" calcext:value-type="float">
            <text:p>1,8</text:p>
          </table:table-cell>
          <table:table-cell office:value-type="float" office:value="10.6" calcext:value-type="float">
            <text:p>10,6</text:p>
          </table:table-cell>
          <table:table-cell office:value-type="float" office:value="1.9" calcext:value-type="float">
            <text:p>1,9</text:p>
          </table:table-cell>
          <table:table-cell office:value-type="float" office:value="10.7" calcext:value-type="float">
            <text:p>10,7</text:p>
          </table:table-cell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mmus de trufa (Taste Shukran)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7.6" calcext:value-type="float">
            <text:p>7,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mmus (Taste Shukran)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7.6" calcext:value-type="float">
            <text:p>7,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utabal (Taste <text:s/>Shukran)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6.7" calcext:value-type="float">
            <text:p>6,7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10.7" calcext:value-type="float">
            <text:p>10,7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ummus de aguacate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5.4" calcext:value-type="float">
            <text:p>5,4</text:p>
          </table:table-cell>
          <table:table-cell office:value-type="float" office:value="4.3" calcext:value-type="float">
            <text:p>4,3</text:p>
          </table:table-cell>
          <table:table-cell office:value-type="float" office:value="2.97" calcext:value-type="float">
            <text:p>2,97</text:p>
          </table:table-cell>
          <table:table-cell office:value-type="float" office:value="8.4" calcext:value-type="float">
            <text:p>8,4</text:p>
          </table:table-cell>
          <table:table-cell office:value-type="float" office:value="22.2" calcext:value-type="float">
            <text:p>22,2</text:p>
          </table:table-cell>
          <table:table-cell office:value-type="float" office:value="4.9" calcext:value-type="float">
            <text:p>4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yonesa light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0.7" calcext:value-type="float">
            <text:p>0,7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yonesa vegana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office:value-type="float" office:value="0.5" calcext:value-type="float">
            <text:p>0,5</text:p>
          </table:table-cell>
          <table:table-cell office:value-type="float" office:value="3.7" calcext:value-type="float">
            <text:p>3,7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joaceite</text:p>
          </table:table-cell>
          <table:table-cell office:value-type="float" office:value="100" calcext:value-type="float">
            <text:p>100</text:p>
          </table:table-cell>
          <table:table-cell office:value-type="float" office:value="823" calcext:value-type="float">
            <text:p>823</text:p>
          </table:table-cell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90.1" calcext:value-type="float">
            <text:p>90,1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joaceite vegano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float" office:value="0.3" calcext:value-type="float">
            <text:p>0,3</text:p>
          </table:table-cell>
          <table:table-cell office:value-type="float" office:value="5.8" calcext:value-type="float">
            <text:p>5,8</text:p>
          </table:table-cell>
          <table:table-cell office:value-type="float" office:value="3.7" calcext:value-type="float">
            <text:p>3,7</text:p>
          </table:table-cell>
          <table:table-cell office:value-type="float" office:value="0.3" calcext:value-type="float">
            <text:p>0,3</text:p>
          </table:table-cell>
          <table:table-cell office:value-type="float" office:value="65" calcext:value-type="float">
            <text:p>65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lsa de soja Hacendado <text:s/>(sin gluten)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eite de oliva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eche condensada light</text:p>
          </table:table-cell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60.8" calcext:value-type="float">
            <text:p>60,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irope de caramelo</text:p>
          </table:table-cell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irope de fresa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lsa mexicana picante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 office:value-type="float" office:value="6.8" calcext:value-type="float">
            <text:p>6,8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mate triturado natural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office:value-type="float" office:value="5.8" calcext:value-type="float">
            <text:p>5,8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alsa de tomate y oregano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,6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melada light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.7" calcext:value-type="float">
            <text:p>5,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melada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,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melada de tomate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0.5" calcext:value-type="float">
            <text:p>0,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el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,4</text:p>
          </table:table-cell>
          <table:table-cell office:value-type="float" office:value="82.8" calcext:value-type="float">
            <text:p>82,8</text:p>
          </table:table-cell>
          <table:table-cell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4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1" table:number-rows-spanned="1">
            <text:p>FIAMBRE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Lomo de pavo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mo embuchado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avo (95%)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amon serrano (sin grasa)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33.5" calcext:value-type="float">
            <text:p>33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ecina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ollo (Deli cato)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iras de heura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9.7" calcext:value-type="float">
            <text:p>19,7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iras de pollo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3.4" calcext:value-type="float">
            <text:p>23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echuga de pollo en lat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Jamon york 90% (hacendado)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uet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office:value-type="float" office:value="1.7" calcext:value-type="float">
            <text:p>1,7</text:p>
          </table:table-cell>
          <table:table-cell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acon cortado a mano (Noel)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Longaniza Pavo Imperial Extra (hacendado)<text:span text:style-name="T1"> 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1" table:number-rows-spanned="1">
            <text:p>PAN / PAN DE MOLDE / TOSTADAS / SIMILARE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Pan de espelta de masa madre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integral</text:p>
          </table:table-cell>
          <table:table-cell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office:value-type="float" office:value="9.7" calcext:value-type="float">
            <text:p>9,7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integral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.9" calcext:value-type="float">
            <text:p>2,9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office:value-type="float" office:value="1.7" calcext:value-type="float">
            <text:p>1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blanco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8.9" calcext:value-type="float">
            <text:p>8,9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office:value-type="float" office:value="2.9" calcext:value-type="float">
            <text:p>2,9</text:p>
          </table:table-cell>
          <table:table-cell office:value-type="float" office:value="1.3" calcext:value-type="float">
            <text:p>1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blanco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,6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ajitas integrales</text:p>
          </table:table-cell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office:value-type="float" office:value="7.8" calcext:value-type="float">
            <text:p>7,8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rtas de maiz</text:p>
          </table:table-cell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rtas de arroz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8.5" calcext:value-type="float">
            <text:p>8,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2.8" calcext:value-type="float">
            <text:p>2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akers de espelta (bachman)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office:value-type="float" office:value="2.8" calcext:value-type="float">
            <text:p>2,8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fibra y sésamo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,2</text:p>
          </table:table-cell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semillas y pipas de calabaza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.3" calcext:value-type="float">
            <text:p>5,3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2.5" calcext:value-type="float">
            <text:p>2,5</text:p>
          </table:table-cell>
          <table:table-cell office:value-type="float" office:value="4.6" calcext:value-type="float">
            <text:p>4,6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avena 30%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centeno 82%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0.9" calcext:value-type="float">
            <text:p>20,9</text:p>
          </table:table-cell>
          <table:table-cell office:value-type="float" office:value="1.9" calcext:value-type="float">
            <text:p>1,9</text:p>
          </table:table-cell>
          <table:table-cell office:value-type="float" office:value="4.4" calcext:value-type="float">
            <text:p>4,4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centeno 52%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.1" calcext:value-type="float">
            <text:p>5,1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zza vegana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hamburguesa 100% int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9.1" calcext:value-type="float">
            <text:p>9,1</text:p>
          </table:table-cell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se de pizza tradicional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9.1" calcext:value-type="float">
            <text:p>9,1</text:p>
          </table:table-cell>
          <table:table-cell office:value-type="float" office:value="74.8" calcext:value-type="float">
            <text:p>74,8</text:p>
          </table:table-cell>
          <table:table-cell office:value-type="float" office:value="2.7" calcext:value-type="float">
            <text:p>2,7</text:p>
          </table:table-cell>
          <table:table-cell office:value-type="float" office:value="3.4" calcext:value-type="float">
            <text:p>3,4</text:p>
          </table:table-cell>
          <table:table-cell office:value-type="float" office:value="6.2" calcext:value-type="float">
            <text:p>6,2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urros congelados (carrefour)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3.9" calcext:value-type="float">
            <text:p>3,9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wasa vitalite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office:value-type="float" office:value="11.1" calcext:value-type="float">
            <text:p>11,1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stadas crujientes con cebolla (Organic bio, Carrefour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office:value-type="float" office:value="4.1" calcext:value-type="float">
            <text:p>4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ajitas sin gluten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6.2" calcext:value-type="float">
            <text:p>6,2</text:p>
          </table:table-cell>
          <table:table-cell office:value-type="float" office:value="4.5" calcext:value-type="float">
            <text:p>4,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stadas (torradas)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,32</text:p>
          </table:table-cell>
          <table:table-cell office:value-type="float" office:value="4.2" calcext:value-type="float">
            <text:p>4,2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.2" calcext:value-type="float">
            <text:p>1,2</text:p>
          </table:table-cell>
          <table:table-cell office:value-type="float" office:value="8.5" calcext:value-type="float">
            <text:p>8,5</text:p>
          </table:table-cell>
          <table:table-cell office:value-type="float" office:value="1.7" calcext:value-type="float">
            <text:p>1,7</text:p>
          </table:table-cell>
          <table:table-cell office:value-type="float" office:value="2.9" calcext:value-type="float">
            <text:p>2,9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akers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 de molde sin gluten (con chia, ALDI)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anecillo tostado sin gluten (hacendado)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1" calcext:value-type="float">
            <text:p>0,11</text:p>
          </table:table-cell>
          <table:table-cell office:value-type="float" office:value="8.6" calcext:value-type="float">
            <text:p>8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gel clasico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1" table:number-rows-spanned="1">
            <text:p>HUEVOS Y DERIVADO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3"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Huevo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.6" calcext:value-type="float">
            <text:p>6,6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lara de huevo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3">
          <table:table-cell table:number-columns-repeated="16"/>
          <table:table-cell table:style-name="ce7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1" table:number-rows-spanned="1">
            <text:p>SUPLEMENTOS / BEBIDAS / COSAS ESPECIALE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Proteina en polvo ISO</text:p>
          </table:table-cell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  <table:table-cell office:value-type="float" office:value="84" calcext:value-type="float">
            <text:p>84</text:p>
          </table:table-cell>
          <table:table-cell office:value-type="float" office:value="5.1" calcext:value-type="float">
            <text:p>5,1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teina en polvo Concentrada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teina en polvo vegana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84" calcext:value-type="float">
            <text:p>84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CAA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ebida isotonica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ucherias sin pica pica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4.8" calcext:value-type="float">
            <text:p>4,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mo de Naranja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mo de piña y uva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2.9" calcext:value-type="float">
            <text:p>1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mo de piña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0.2" calcext:value-type="float">
            <text:p>10,2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1" table:number-rows-spanned="1">
            <text:p>TUBERCULO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table:style-name="ce3"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Patat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atata congelada corte grueso (Hacendado)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Boniato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alabaz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Ñoquis de patat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37.6" calcext:value-type="float">
            <text:p>37,6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iz dulce (lata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,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1" table:number-rows-spanned="1">
            <text:p>OTROS</text:p>
          </table:table-cell>
          <table:covered-table-cell table:number-columns-repeated="8" table:style-name="ce5"/>
          <table:covered-table-cell table:number-columns-repeated="2"/>
          <table:table-cell table:number-columns-repeated="5"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ALIMENTO</text:p>
          </table:table-cell>
          <table:table-cell office:value-type="string" calcext:value-type="string">
            <text:p>Forma (gramos / unidad)</text:p>
          </table:table-cell>
          <table:table-cell table:style-name="ce3" office:value-type="string" calcext:value-type="string">
            <text:p>KCA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Fibr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G sat</text:p>
          </table:table-cell>
          <table:table-cell office:value-type="string" calcext:value-type="string">
            <text:p>Apto celiacos</text:p>
          </table:table-cell>
          <table:table-cell office:value-type="string" calcext:value-type="string">
            <text:p>Aptos lactosa</text:p>
          </table:table-cell>
          <table:table-cell office:value-type="string" calcext:value-type="string">
            <text:p>Aptos fructosa</text:p>
          </table:table-cell>
          <table:table-cell office:value-type="string" calcext:value-type="string">
            <text:p>Pescetarianos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Vegano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ce3" office:value-type="string" calcext:value-type="string">
            <text:p>Verdura a elegir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zpacho andaluz tradicional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almorej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roquetas estofado pollo (la Cocinera, paquete negr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oja texturizada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ofu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Seitan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.9" calcext:value-type="float">
            <text:p>22,9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empeh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.6" calcext:value-type="float">
            <text:p>19,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.2" calcext:value-type="float">
            <text:p>11,2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iz natural para palomita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.5" calcext:value-type="float">
            <text:p>10,5</text:p>
          </table:table-cell>
          <table:table-cell table:style-name="ce3" office:value-type="float" office:value="70.4" calcext:value-type="float">
            <text:p>70,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zorca de maiz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Popitas ZERO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40.6" calcext:value-type="float">
            <text:p>40,6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Aceitunas con hues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2" table:style-name="ce3" office:value-type="float" office:value="0.14" calcext:value-type="float">
            <text:p>0,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.7" calcext:value-type="float">
            <text:p>15,7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Limon granizado 0% (hacendad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18.2" calcext:value-type="float">
            <text:p>18,2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Limon granizado (hacendad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38.4" calcext:value-type="float">
            <text:p>38,4</text:p>
          </table:table-cell>
          <table:table-cell table:style-name="ce3" office:value-type="float" office:value="37.2" calcext:value-type="float">
            <text:p>37,2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alipo de lima-limon (Hacendado)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elado de yogur y frutos rojos (Flete, Aldi)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Helado de fresa (hacendado, tarrina grande)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85%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90%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99%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hocolate 72%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Maki de salmon / atú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Nigiri de salmon / atú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Amstel Radler 0.0%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.8" calcext:value-type="float">
            <text:p>21,8</text:p>
          </table:table-cell>
          <table:table-cell table:style-name="ce3" office:value-type="float" office:value="18.5" calcext:value-type="float">
            <text:p>18,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s lotu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72.6" calcext:value-type="float">
            <text:p>72,6</text:p>
          </table:table-cell>
          <table:table-cell table:style-name="ce3" office:value-type="float" office:value="38.1" calcext:value-type="float">
            <text:p>38,1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 ore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.9" calcext:value-type="float">
            <text:p>9,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 Maria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alletas marbu centeno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93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AS" table:style-name="ta2">
        <table:table-column table:style-name="co4" table:default-cell-style-name="Default"/>
        <table:table-column table:style-name="co18" table:default-cell-style-name="Default"/>
        <table:table-column table:style-name="co4" table:number-columns-repeated="1022" table:default-cell-style-name="Default"/>
        <table:table-row table:style-name="ro4">
          <table:table-cell office:value-type="string" calcext:value-type="string">
            <text:p>BASE DE DATOS POR SUPERMERCADOS PARA PODER PREGUNTAR (MERCADONA Y CARREFOUR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Alimentos por numeros (0-3): alimentos que solo en defi (mas limpios, verde), alimentos puntualmente en defi (tipo miel pops, poco frecuentes en defi, amarillo), alimentos solo 1/2 veces a la semana en defi (churros, siropes, etc, rojo)</text:p>
          </table:table-cell>
          <table:table-cell table:number-columns-repeated="1023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 diario (en 1 plan)</text:p>
          </table:table-cell>
          <table:table-cell office:value-type="string" calcext:value-type="string">
            <text:p>Fruta, verdura, pescado, carne, frutos secos, legumbres, patata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siaduamente (en 2 planes)</text:p>
          </table:table-cell>
          <table:table-cell office:value-type="string" calcext:value-type="string">
            <text:p>Corn flakes, pan, pasta, arroz, etc)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untualmente (en un plan)</text:p>
          </table:table-cell>
          <table:table-cell office:value-type="string" calcext:value-type="string">
            <text:p>Miel pops, etc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olo en volumen y ciertas peronas en 1 plan)</text:p>
          </table:table-cell>
          <table:table-cell office:value-type="string" calcext:value-type="string">
            <text:p>Croquetas, chucherias, siropes, etc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Tienen 6 alimentos a elegir y pueden elegir de cada un número máximo (2 de P, 2 de HC, 1 de G y uno de fruta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Yo establezco kcal totales y gr/kg de peso de P, G y H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erfil individual de cada persona con su contraseña, donde puedan gestionarlo, acceder al plan nutricional y poner foto, datos, e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na opción para que sean ellos los que se elijan su comida y otra opción para que sea yo quien se la eli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os que no elijan ellos mismos las comidas, posibilidad de cambiar 2 comidas durante el mes con un boton de actualiza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Paginas de ir pasando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po alimentación (de todo, vegana, vegetariana, etc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limentos intoleranci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limentos que no guste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stado fisiológico (embarazo, lesion, operación, sano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atologí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x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umero de comidas (y yo elegire el % de peso que tiene cada comida)</text:p>
          </table:table-cell>
          <table:table-cell table:number-columns-repeated="102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DEAS" style:display-name="PageStyle_IDE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creation-date>2022-02-10T07:46:00</meta:creation-date>
    <dc:date>2024-01-30T22:00:22.328159510</dc:date>
    <meta:generator>LibreOffice/7.3.7.2$Linux_X86_64 LibreOffice_project/30$Build-2</meta:generator>
    <meta:editing-duration>PT33M55S</meta:editing-duration>
    <meta:editing-cycles>3</meta:editing-cycles>
    <meta:document-statistic meta:table-count="2" meta:cell-count="8617" meta:object-count="0"/>
    <meta:user-defined meta:name="AppVersion">16.0300</meta:user-defined>
  </office:meta>
</office:document-meta>
</file>